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 style:family="paragraph" style:parent-style-name="Standard">
      <style:paragraph-properties fo:margin-left="1.251cm" fo:margin-right="0cm" fo:text-indent="0cm" style:auto-text-indent="false" fo:background-color="#eeeeee">
        <style:background-image/>
      </style:paragraph-properties>
    </style:style>
    <style:style style:name="P7" style:family="paragraph" style:parent-style-name="Standard">
      <style:paragraph-properties fo:margin-left="1.251cm" fo:margin-right="0cm" fo:text-indent="0cm" style:auto-text-indent="false" fo:background-color="#eeeeee">
        <style:background-image/>
      </style:paragraph-properties>
      <style:text-properties fo:font-weight="bold" style:font-weight-asian="bold" style:font-weight-complex="bold"/>
    </style:style>
    <style:style style:name="P8" style:family="paragraph" style:parent-style-name="Standard">
      <style:paragraph-properties fo:margin-left="1.251cm" fo:margin-right="0cm" fo:text-indent="0cm" style:auto-text-indent="false" fo:background-color="#eeeeee">
        <style:background-image/>
      </style:paragraph-properties>
      <style:text-properties fo:font-weight="normal" style:font-weight-asian="normal" style:font-weight-complex="normal"/>
    </style:style>
    <style:style style:name="P9"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style:font-size-asian="12pt" style:font-size-complex="12pt"/>
    </style:style>
    <style:style style:name="P10"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text-indent="0cm" style:auto-text-indent="false" fo:background-color="#eeeee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Standard">
      <style:paragraph-properties fo:background-color="#ffff99">
        <style:background-image/>
      </style:paragraph-properties>
      <style:text-properties fo:font-weight="bold" style:font-weight-asian="bold" style:font-weight-complex="bold"/>
    </style:style>
    <style:style style:name="P13" style:family="paragraph" style:parent-style-name="Standard">
      <style:paragraph-properties fo:background-color="#ff6600">
        <style:background-image/>
      </style:paragraph-properties>
      <style:text-properties fo:font-weight="bold" style:font-weight-asian="bold" style:font-weight-complex="bold"/>
    </style:style>
    <style:style style:name="P14" style:family="paragraph" style:parent-style-name="Standard">
      <style:paragraph-properties fo:background-color="transparent">
        <style:background-image/>
      </style:paragraph-properties>
    </style:style>
    <style:style style:name="P15" style:family="paragraph" style:parent-style-name="Standard">
      <style:paragraph-properties fo:background-color="#eeeeee">
        <style:background-image/>
      </style:paragraph-properties>
    </style:style>
    <style:style style:name="P16" style:family="paragraph" style:parent-style-name="Standard">
      <style:paragraph-properties fo:background-color="#eeeeee">
        <style:background-image/>
      </style:paragraph-properties>
      <style:text-properties fo:font-weight="bold" style:font-weight-asian="bold" style:font-weight-complex="bold"/>
    </style:style>
    <style:style style:name="P17" style:family="paragraph" style:parent-style-name="Standard">
      <style:paragraph-properties fo:background-color="#eeeeee">
        <style:background-image/>
      </style:paragraph-properties>
    </style:style>
    <style:style style:name="P18" style:family="paragraph" style:parent-style-name="Standard">
      <style:paragraph-properties fo:margin-left="1.251cm" fo:margin-right="0cm" fo:text-indent="0cm" style:auto-text-indent="false" fo:background-color="#eeeeee">
        <style:background-image/>
      </style:paragraph-properties>
    </style:style>
    <style:style style:name="P19" style:family="paragraph" style:parent-style-name="Standard">
      <style:paragraph-properties fo:margin-left="1.251cm" fo:margin-right="0cm" fo:text-indent="0cm" style:auto-text-indent="false" fo:background-color="#eeeeee">
        <style:background-image/>
      </style:paragraph-properties>
      <style:text-properties fo:font-weight="bold" style:font-weight-asian="bold" style:font-weight-complex="bold"/>
    </style:style>
    <style:style style:name="P20" style:family="paragraph" style:parent-style-name="Standard">
      <style:paragraph-properties fo:margin-left="1.251cm" fo:margin-right="0cm" fo:text-indent="0cm" style:auto-text-indent="false" fo:background-color="#eeeeee">
        <style:background-image/>
      </style:paragraph-properties>
      <style:text-properties fo:font-weight="normal" style:font-weight-asian="normal" style:font-weight-complex="normal"/>
    </style:style>
    <style:style style:name="P21"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de middleware para el Admin</text:p>
      <text:p text:style-name="P1"/>
      <text:p text:style-name="P1"/>
      <text:p text:style-name="Standard"/>
      <text:p text:style-name="Standard"/>
      <text:p text:style-name="P13">Login</text:p>
      <text:p text:style-name="P15">Permite acceder al app</text:p>
      <text:p text:style-name="P15"/>
      <text:p text:style-name="P16">Script</text:p>
      <text:p text:style-name="P15"><text:tab/>login.php</text:p>
      <text:p text:style-name="P15"/>
      <text:p text:style-name="P16">Operaciones</text:p>
      <text:p text:style-name="P15"><text:tab/>Ninguna, se llama directamente</text:p>
      <text:p text:style-name="P15"/>
      <text:p text:style-name="P7">llamado</text:p>
      <text:p text:style-name="P6">login.php</text:p>
      <text:p text:style-name="P6"/>
      <text:p text:style-name="P7">parámetros</text:p>
      <text:p text:style-name="P8">empresa -&gt; x12wex_KYt</text:p>
      <text:p text:style-name="P6">usuario -&gt; ars4TK_1jk</text:p>
      <text:p text:style-name="P6">password -&gt; L0913_gcvT</text:p>
      <text:p text:style-name="P6">browserId -&gt; kXRGZaw4wR</text:p>
      <text:p text:style-name="P6"/>
      <text:p text:style-name="P7">salida</text:p>
      <text:p text:style-name="P6">{</text:p>
      <text:p text:style-name="P6"><text:tab/>success: boleano,</text:p>
      <text:p text:style-name="P6"><text:tab/>error: numerico,</text:p>
      <text:p text:style-name="P6"><text:tab/>errorinfo: string,</text:p>
      <text:p text:style-name="P6"><text:tab/>id (sesion): string </text:p>
      <text:p text:style-name="P6"><text:tab/>empresa: string</text:p>
      <text:p text:style-name="P6"><text:tab/>logo: string</text:p>
      <text:p text:style-name="P6"><text:tab/>usuario: string</text:p>
      <text:p text:style-name="P6"><text:tab/>super: entero,</text:p>
      <text:p text:style-name="P6"><text:tab/>device: string</text:p>
      <text:p text:style-name="P6">}</text:p>
      <text:p text:style-name="P15"/>
      <text:p text:style-name="Standard"/>
      <text:p text:style-name="Standard"/>
      <text:p text:style-name="P13">Logout</text:p>
      <text:p text:style-name="P15">Cierra la sesión del usuario</text:p>
      <text:p text:style-name="P15"/>
      <text:p text:style-name="P16">Script</text:p>
      <text:p text:style-name="P15"><text:tab/>logout.php</text:p>
      <text:p text:style-name="P15"/>
      <text:p text:style-name="P16">Operaciones</text:p>
      <text:p text:style-name="P15"><text:tab/>Ninguna, se llama directamente</text:p>
      <text:p text:style-name="P15"/>
      <text:p text:style-name="P7">llamado</text:p>
      <text:p text:style-name="P6"><text:soft-page-break/>logout.php</text:p>
      <text:p text:style-name="P6"/>
      <text:p text:style-name="P7">parámetros</text:p>
      <text:p text:style-name="P9">sesion -&gt; <text:span text:style-name="T3">IhQYw45L6i</text:span></text:p>
      <text:p text:style-name="P11">browserId -&gt; kXRGZaw4wR</text:p>
      <text:p text:style-name="P6"/>
      <text:p text:style-name="P7">salida</text:p>
      <text:p text:style-name="P6">{</text:p>
      <text:p text:style-name="P6"><text:tab/>success: boleano,</text:p>
      <text:p text:style-name="P6"><text:tab/>error: numerico,</text:p>
      <text:p text:style-name="P6"><text:tab/>errorinfo: string</text:p>
      <text:p text:style-name="P6">}</text:p>
      <text:p text:style-name="Standard"/>
      <text:p text:style-name="Standard"/>
      <text:p text:style-name="Standard"/>
      <text:p text:style-name="P13">Indicadores</text:p>
      <text:p text:style-name="Standard">Trae los indicadores a mostrar en la sección de dashboard</text:p>
      <text:p text:style-name="Standard"/>
      <text:p text:style-name="P2">Script</text:p>
      <text:p text:style-name="Standard"><text:tab/>indicadores.php</text:p>
      <text:p text:style-name="Standard"/>
      <text:p text:style-name="P2">Operaciones</text:p>
      <text:p text:style-name="Standard"><text:tab/>Ninguna, se llama directamente</text:p>
      <text:p text:style-name="Standard"/>
      <text:p text:style-name="P4">llamado</text:p>
      <text:p text:style-name="P3">indicadores.php</text:p>
      <text:p text:style-name="P3"/>
      <text:p text:style-name="P4">parámetros</text:p>
      <text:p text:style-name="P3">sesion</text:p>
      <text:p text:style-name="P3"/>
      <text:p text:style-name="P4">salida</text:p>
      <text:p text:style-name="P3">{</text:p>
      <text:p text:style-name="P3"><text:tab/>success: boleano,</text:p>
      <text:p text:style-name="P3"><text:tab/>error: numerico,</text:p>
      <text:p text:style-name="P3"><text:tab/>errorinfo: string,</text:p>
      <text:p text:style-name="P3"><text:tab/>definiciones: {},</text:p>
      <text:p text:style-name="P3"><text:tab/>consultrores: {}</text:p>
      <text:p text:style-name="P3"><text:tab/>clientes: {}</text:p>
      <text:p text:style-name="P3">}</text:p>
      <text:p text:style-name="P3"/>
      <text:p text:style-name="P14"/>
      <text:p text:style-name="P3"/>
      <text:p text:style-name="P13">Menu</text:p>
      <text:p text:style-name="Standard">Regresa algunas opciones del menú secundario</text:p>
      <text:p text:style-name="Standard"/>
      <text:p text:style-name="P2">Script</text:p>
      <text:p text:style-name="Standard"><text:tab/>menu.php</text:p>
      <text:p text:style-name="Standard"/>
      <text:p text:style-name="P2">Operaciones</text:p>
      <text:p text:style-name="Standard"><text:soft-page-break/><text:tab/>definiciones,</text:p>
      <text:p text:style-name="Standard"><text:tab/>interpretaciones,</text:p>
      <text:p text:style-name="Standard"><text:tab/>interpretacion-servicio,</text:p>
      <text:p text:style-name="Standard"><text:tab/>recomendaciones,</text:p>
      <text:p text:style-name="Standard"><text:tab/>tablapersonal,</text:p>
      <text:p text:style-name="Standard"><text:tab/>tahlauniversal</text:p>
      <text:p text:style-name="Standard"/>
      <text:p text:style-name="Standard"/>
      <text:p text:style-name="P12">definiciones</text:p>
      <text:p text:style-name="P15">Regresa las opciones que se construyen de forma dinámica del menu de “Definiciones Maestras”</text:p>
      <text:p text:style-name="P15"/>
      <text:p text:style-name="P7">llamado</text:p>
      <text:p text:style-name="P6">menu.php?operacion=<text:span text:style-name="T1">definiciones</text:span></text:p>
      <text:p text:style-name="P6"/>
      <text:p text:style-name="P7">parámetros</text:p>
      <text:p text:style-name="P10">sesion -&gt; <text:span text:style-name="T2">IhQYw45L6i</text:span></text:p>
      <text:p text:style-name="P6"/>
      <text:p text:style-name="P7">salida</text:p>
      <text:p text:style-name="P6">{</text:p>
      <text:p text:style-name="P6"><text:tab/>success: boleano,</text:p>
      <text:p text:style-name="P6"><text:tab/>error: numerico,</text:p>
      <text:p text:style-name="P6"><text:tab/>errorinfo: string,</text:p>
      <text:p text:style-name="P6"><text:tab/>data<text:span text:style-name="T1">: {objeto}</text:span></text:p>
      <text:p text:style-name="P6">}</text:p>
      <text:p text:style-name="Standard"/>
      <text:p text:style-name="Standard"/>
      <text:p text:style-name="Standard"/>
      <text:p text:style-name="P12">interpretaciones</text:p>
      <text:p text:style-name="P15">Regresa el menu los servicios definidos en el idioma establecido para su interpretación. Dado que la interpretación depende de la definición, el llenado de este menú depende de la selección del idioma y la perspectiva; el cambio de alguno de ellos implicará la recarga del menu también</text:p>
      <text:p text:style-name="P15"/>
      <text:p text:style-name="P7">llamado</text:p>
      <text:p text:style-name="P6">menu.php?operacion= interpretaciones</text:p>
      <text:p text:style-name="P6"/>
      <text:p text:style-name="P7">parámetros</text:p>
      <text:p text:style-name="P8"><text:span text:style-name="T5">sesion -&gt; </text:span><text:span text:style-name="T4">IhQYw45L6i</text:span>,</text:p>
      <text:p text:style-name="P8">idiomaId,</text:p>
      <text:p text:style-name="P8">perspectitvaId</text:p>
      <text:p text:style-name="P6"/>
      <text:p text:style-name="P7">salida</text:p>
      <text:p text:style-name="P6">{</text:p>
      <text:p text:style-name="P6"><text:tab/>success: boleano,</text:p>
      <text:p text:style-name="P6"><text:tab/>error: numerico,</text:p>
      <text:p text:style-name="P6"><text:tab/>errorinfo: string,</text:p>
      <text:p text:style-name="P6"><text:tab/>data<text:span text:style-name="T1">: {objeto}</text:span></text:p>
      <text:p text:style-name="P6">}</text:p>
      <text:p text:style-name="Standard"/>
      <text:p text:style-name="Standard"/>
      <text:p text:style-name="Standard"><text:soft-page-break/></text:p>
      <text:p text:style-name="Standard"/>
      <text:p text:style-name="P12">recomendaciones</text:p>
      <text:p text:style-name="Standard">Regresa el menu de las recomendaciones</text:p>
      <text:p text:style-name="Standard"/>
      <text:p text:style-name="P4">llamado</text:p>
      <text:p text:style-name="P3">menu.php?operacion=recomendaciones</text:p>
      <text:p text:style-name="P3"/>
      <text:p text:style-name="P4">parámetros</text:p>
      <text:p text:style-name="P5"><text:span text:style-name="T5">sesion -&gt; </text:span><text:span text:style-name="T4">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P12">tablapersonal</text:p>
      <text:p text:style-name="Standard">Regresa las combinaciones válidas para las energías de la tabla semántica personal</text:p>
      <text:p text:style-name="Standard"/>
      <text:p text:style-name="P4">llamado</text:p>
      <text:p text:style-name="P3">menu.php?operacion=tablapersonal</text:p>
      <text:p text:style-name="P3"/>
      <text:p text:style-name="P4">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P12">tablauniversal</text:p>
      <text:p text:style-name="Standard">Regresa las combinaciones válidas para las energías de la tabla semántica personal</text:p>
      <text:p text:style-name="Standard"/>
      <text:p text:style-name="P4">llamado</text:p>
      <text:p text:style-name="P3">menu.php?operacion=tablaunversal</text:p>
      <text:p text:style-name="P3"/>
      <text:p text:style-name="P4"><text:soft-page-break/>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Standard"/>
      <text:p text:style-name="P13">Idioma</text:p>
      <text:p text:style-name="P15">Lista los idiomas que pueden ser definidos y permite su cambio de estatus</text:p>
      <text:p text:style-name="P15"/>
      <text:p text:style-name="P16">Script</text:p>
      <text:p text:style-name="P15"><text:tab/>idioma.php</text:p>
      <text:p text:style-name="P15"/>
      <text:p text:style-name="P16">Operaciones</text:p>
      <text:p text:style-name="P15"><text:tab/>read</text:p>
      <text:p text:style-name="P15"><text:tab/>set</text:p>
      <text:p text:style-name="Standard"/>
      <text:p text:style-name="Standard"><text:tab/></text:p>
      <text:p text:style-name="P12">read</text:p>
      <text:p text:style-name="P15">Deveuleve la lista de idiomas</text:p>
      <text:p text:style-name="P15"/>
      <text:p text:style-name="P7">llamado</text:p>
      <text:p text:style-name="P6">idioma.php?operacion=read</text:p>
      <text:p text:style-name="P6"/>
      <text:p text:style-name="P7">parámetros</text:p>
      <text:p text:style-name="P10">sesion -&gt; <text:span text:style-name="T2">IhQYw45L6i</text:span></text:p>
      <text:p text:style-name="P6"/>
      <text:p text:style-name="P7">salida</text:p>
      <text:p text:style-name="P8">{</text:p>
      <text:p text:style-name="P8"><text:tab/>success: boleano,</text:p>
      <text:p text:style-name="P6"><text:tab/>error: numerico,</text:p>
      <text:p text:style-name="P8"><text:tab/>errorinfo: string,</text:p>
      <text:p text:style-name="P8"><text:tab/>data: {id, clave, nombre, estatus}</text:p>
      <text:p text:style-name="P8">}</text:p>
      <text:p text:style-name="P5"/>
      <text:p text:style-name="P5"/>
      <text:p text:style-name="P12">set</text:p>
      <text:p text:style-name="P15"><text:soft-page-break/>Cambia el estatus del idioma. Solo puede cambiar entre definiendo (d) y abierto (a)</text:p>
      <text:p text:style-name="P15"/>
      <text:p text:style-name="P7">llamado</text:p>
      <text:p text:style-name="P6">idioma.php?operacion=set</text:p>
      <text:p text:style-name="P6"/>
      <text:p text:style-name="P7">parámetros</text:p>
      <text:p text:style-name="P10">sesion -&gt; <text:span text:style-name="T2">IhQYw45L6i</text:span></text:p>
      <text:p text:style-name="P8">idiomaId</text:p>
      <text:p text:style-name="P6"/>
      <text:p text:style-name="P7">salida</text:p>
      <text:p text:style-name="P8">{</text:p>
      <text:p text:style-name="P8"><text:tab/>success: boleano,</text:p>
      <text:p text:style-name="P6"><text:tab/>error: numerico,</text:p>
      <text:p text:style-name="P8"><text:tab/>errorinfo: string</text:p>
      <text:p text:style-name="P8">}</text:p>
      <text:p text:style-name="Standard"/>
      <text:p text:style-name="Standard"/>
      <text:p text:style-name="Standard"/>
      <text:p text:style-name="Standard"/>
      <text:p text:style-name="Standard"/>
      <text:p text:style-name="P13">Perspectiva</text:p>
      <text:p text:style-name="Standard">Lista las diferentes perspectivas de definiciones</text:p>
      <text:p text:style-name="Standard"/>
      <text:p text:style-name="P2">Script</text:p>
      <text:p text:style-name="Standard"><text:tab/>perspectiva.php</text:p>
      <text:p text:style-name="Standard"/>
      <text:p text:style-name="P2">Operaciones</text:p>
      <text:p text:style-name="Standard"><text:tab/>read</text:p>
      <text:p text:style-name="Standard"/>
      <text:p text:style-name="Standard"><text:tab/></text:p>
      <text:p text:style-name="P12">read</text:p>
      <text:p text:style-name="P15">Deveuleve la lista de perspectivas</text:p>
      <text:p text:style-name="P15"/>
      <text:p text:style-name="P7">llamado</text:p>
      <text:p text:style-name="P6">perspectiva.php?operacion=read</text:p>
      <text:p text:style-name="P6"/>
      <text:p text:style-name="P7">parámetros</text:p>
      <text:p text:style-name="P8">sesion</text:p>
      <text:p text:style-name="P6"/>
      <text:p text:style-name="P7">salida</text:p>
      <text:p text:style-name="P8">{</text:p>
      <text:p text:style-name="P8"><text:tab/>success: boleano,</text:p>
      <text:p text:style-name="P6"><text:tab/>error: numerico,</text:p>
      <text:p text:style-name="P8"><text:tab/>errorinfo: string,</text:p>
      <text:p text:style-name="P8"><text:tab/>data: {id, nombre}</text:p>
      <text:p text:style-name="P8">}</text:p>
      <text:p text:style-name="P5"/>
      <text:p text:style-name="Standard"/>
      <text:p text:style-name="Standard"/>
      <text:p text:style-name="Standard"><text:soft-page-break/></text:p>
      <text:p text:style-name="Standard"/>
      <text:p text:style-name="P13">Tiempo</text:p>
      <text:p text:style-name="Standard">Lista las diferentes ventanas de tiempo para las definiciones</text:p>
      <text:p text:style-name="Standard"/>
      <text:p text:style-name="P2">Script</text:p>
      <text:p text:style-name="Standard"><text:tab/>tiempo.php</text:p>
      <text:p text:style-name="Standard"/>
      <text:p text:style-name="P2">Operaciones</text:p>
      <text:p text:style-name="Standard"><text:tab/>read</text:p>
      <text:p text:style-name="Standard"/>
      <text:p text:style-name="Standard"><text:tab/></text:p>
      <text:p text:style-name="P12">read</text:p>
      <text:p text:style-name="P15">Deveuleve la lista de ventanas de tiempo</text:p>
      <text:p text:style-name="P15"/>
      <text:p text:style-name="P7">llamado</text:p>
      <text:p text:style-name="P6">tiempo.php?operacion=read</text:p>
      <text:p text:style-name="P6"/>
      <text:p text:style-name="P7">parámetros</text:p>
      <text:p text:style-name="P8">sesion</text:p>
      <text:p text:style-name="P6"/>
      <text:p text:style-name="P7">salida</text:p>
      <text:p text:style-name="P8">{</text:p>
      <text:p text:style-name="P8"><text:tab/>success: boleano,</text:p>
      <text:p text:style-name="P6"><text:tab/>error: numerico,</text:p>
      <text:p text:style-name="P8"><text:tab/>errorinfo: string,</text:p>
      <text:p text:style-name="P8"><text:tab/>data: {id, nombre}</text:p>
      <text:p text:style-name="P8">}</text:p>
      <text:p text:style-name="P5"/>
      <text:p text:style-name="P5"/>
      <text:p text:style-name="P5"/>
      <text:p text:style-name="Standard"/>
      <text:p text:style-name="P13">Definicion</text:p>
      <text:p text:style-name="Standard">Mantiene la definición de los servicios</text:p>
      <text:p text:style-name="Standard"/>
      <text:p text:style-name="Standard"/>
      <text:p text:style-name="P2">Script</text:p>
      <text:p text:style-name="Standard"><text:tab/>definicion.php</text:p>
      <text:p text:style-name="Standard"/>
      <text:p text:style-name="P2">Operaciones</text:p>
      <text:p text:style-name="Standard"><text:tab/>get</text:p>
      <text:p text:style-name="Standard"><text:tab/>update</text:p>
      <text:p text:style-name="Standard"/>
      <text:p text:style-name="Standard"><text:tab/></text:p>
      <text:p text:style-name="P12">get</text:p>
      <text:p text:style-name="P15">Recupera una definición en particular</text:p>
      <text:p text:style-name="P15"/>
      <text:p text:style-name="P7">llamado</text:p>
      <text:p text:style-name="P6">definicion.php?operacion=get</text:p>
      <text:p text:style-name="P6"><text:soft-page-break/></text:p>
      <text:p text:style-name="P7">parámetros</text:p>
      <text:p text:style-name="P10">sesion -&gt; <text:span text:style-name="T2">IhQYw45L6i</text:span></text:p>
      <text:p text:style-name="P8">servicioId,</text:p>
      <text:p text:style-name="P6">idiomaId,</text:p>
      <text:p text:style-name="P6">perspectivaId</text:p>
      <text:p text:style-name="P6"/>
      <text:p text:style-name="P7">salida</text:p>
      <text:p text:style-name="P8">{</text:p>
      <text:p text:style-name="P8"><text:tab/>success: boleano,</text:p>
      <text:p text:style-name="P6"><text:tab/>error: numerico,</text:p>
      <text:p text:style-name="P8"><text:tab/>errorinfo: string,</text:p>
      <text:p text:style-name="P8"><text:tab/>data: {id, nombre, movil, web}</text:p>
      <text:p text:style-name="P8"><text:tab/></text:p>
      <text:p text:style-name="P8">}</text:p>
      <text:p text:style-name="P5"/>
      <text:p text:style-name="P3"/>
      <text:p text:style-name="Standard"/>
      <text:p text:style-name="P16">update</text:p>
      <text:p text:style-name="P15">Actualiza una definicion</text:p>
      <text:p text:style-name="P15"/>
      <text:p text:style-name="P7">llamado</text:p>
      <text:p text:style-name="P6">definicion.php?operacion=update</text:p>
      <text:p text:style-name="P6"/>
      <text:p text:style-name="P7">parámetros</text:p>
      <text:p text:style-name="P10">sesion -&gt; <text:span text:style-name="T2">IhQYw45L6i</text:span></text:p>
      <text:p text:style-name="P8">servicioId,</text:p>
      <text:p text:style-name="P6">idiomaId,</text:p>
      <text:p text:style-name="P6">perspectivaId,</text:p>
      <text:p text:style-name="P6">data</text:p>
      <text:p text:style-name="P6"/>
      <text:p text:style-name="P7">salida</text:p>
      <text:p text:style-name="P8">{</text:p>
      <text:p text:style-name="P8"><text:tab/>success: boleano,</text:p>
      <text:p text:style-name="P6"><text:tab/>error: numerico,</text:p>
      <text:p text:style-name="P8"><text:tab/>errorinfo: string,</text:p>
      <text:p text:style-name="P8"><text:tab/>id: entero</text:p>
      <text:p text:style-name="P8">}</text:p>
      <text:p text:style-name="Standard"/>
      <text:p text:style-name="P5"/>
      <text:p text:style-name="Standard"/>
      <text:p text:style-name="P13">Interpretacion</text:p>
      <text:p text:style-name="Standard">Define la interpretación de cada elemento del grupo, de un determinado servicio</text:p>
      <text:p text:style-name="Standard"/>
      <text:p text:style-name="P2">Script</text:p>
      <text:p text:style-name="Standard"><text:tab/>interpretacion.php</text:p>
      <text:p text:style-name="Standard"/>
      <text:p text:style-name="P2">Operaciones</text:p>
      <text:p text:style-name="Standard"><text:tab/>get</text:p>
      <text:p text:style-name="Standard"><text:soft-page-break/><text:tab/>update</text:p>
      <text:p text:style-name="Standard"/>
      <text:p text:style-name="P12">get</text:p>
      <text:p text:style-name="P15">Recupera una interpretación</text:p>
      <text:p text:style-name="P15"/>
      <text:p text:style-name="P7">llamado</text:p>
      <text:p text:style-name="P6">interpretacion.php?operacion=get</text:p>
      <text:p text:style-name="P6"/>
      <text:p text:style-name="P7">parámetros</text:p>
      <text:p text:style-name="P10">sesion -&gt; <text:span text:style-name="T2">IhQYw45L6i</text:span></text:p>
      <text:p text:style-name="P6">definicionId,</text:p>
      <text:p text:style-name="P6">elementoId</text:p>
      <text:p text:style-name="P6"/>
      <text:p text:style-name="P6"/>
      <text:p text:style-name="P7">salida</text:p>
      <text:p text:style-name="P8">{</text:p>
      <text:p text:style-name="P8"><text:tab/>success: boleano,</text:p>
      <text:p text:style-name="P6"><text:tab/>error: numerico,</text:p>
      <text:p text:style-name="P8"><text:tab/>errorinfo: string,</text:p>
      <text:p text:style-name="P8"><text:tab/>data: {id, nombre, movil, web}</text:p>
      <text:p text:style-name="P8">}</text:p>
      <text:p text:style-name="Standard"/>
      <text:p text:style-name="Standard"/>
      <text:p text:style-name="P12">update</text:p>
      <text:p text:style-name="P15">Actualiza una interpretación</text:p>
      <text:p text:style-name="P15"/>
      <text:p text:style-name="P7">llamado</text:p>
      <text:p text:style-name="P6">interpretacion.php?operacion=update</text:p>
      <text:p text:style-name="P6"/>
      <text:p text:style-name="P7">parámetros</text:p>
      <text:p text:style-name="P8">sesion<text:span text:style-name="T5"> -&gt; </text:span><text:span text:style-name="T4">IhQYw45L6i</text:span></text:p>
      <text:p text:style-name="P6">definicionId</text:p>
      <text:p text:style-name="P6">elementoId</text:p>
      <text:p text:style-name="P6">data</text:p>
      <text:p text:style-name="P6"/>
      <text:p text:style-name="P7">salida</text:p>
      <text:p text:style-name="P8">{</text:p>
      <text:p text:style-name="P8"><text:tab/>success: boleano,</text:p>
      <text:p text:style-name="P6"><text:tab/>error: numerico,</text:p>
      <text:p text:style-name="P8"><text:tab/>errorinfo: string,</text:p>
      <text:p text:style-name="P8"><text:tab/>id: entero</text:p>
      <text:p text:style-name="P8">}</text:p>
      <text:p text:style-name="Standard"/>
      <text:p text:style-name="Standard"/>
      <text:p text:style-name="Standard"/>
      <text:p text:style-name="P13">Recomendaciones</text:p>
      <text:p text:style-name="Standard">Administra los aspectos de vida de las recomendaciones: Aspectos/Temas/Actividades</text:p>
      <text:p text:style-name="Standard"/>
      <text:p text:style-name="Standard"/>
      <text:p text:style-name="P2"><text:soft-page-break/>Script</text:p>
      <text:p text:style-name="Standard"><text:tab/>recomendacion.php</text:p>
      <text:p text:style-name="Standard"/>
      <text:p text:style-name="P2">Operaciones</text:p>
      <text:p text:style-name="Standard"><text:tab/>get</text:p>
      <text:p text:style-name="Standard"><text:tab/>update</text:p>
      <text:p text:style-name="Standard"><text:tab/></text:p>
      <text:p text:style-name="Standard"/>
      <text:p text:style-name="P12">get</text:p>
      <text:p text:style-name="Standard">Trae una recomendacion</text:p>
      <text:p text:style-name="Standard"/>
      <text:p text:style-name="P4">llamado</text:p>
      <text:p text:style-name="P3">recomendacion.php?operacion=get</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12">update</text:p>
      <text:p text:style-name="Standard">Actualiza una recomendacion</text:p>
      <text:p text:style-name="Standard"/>
      <text:p text:style-name="P4">llamado</text:p>
      <text:p text:style-name="P3">recomendacion.php?operacion=update</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Standard"><text:soft-page-break/></text:p>
      <text:p text:style-name="P13">Tabla semantica personal</text:p>
      <text:p text:style-name="Standard">Administra los elementos de la tabla semántica personal</text:p>
      <text:p text:style-name="Standard"/>
      <text:p text:style-name="Standard"/>
      <text:p text:style-name="P2">Script</text:p>
      <text:p text:style-name="Standard"><text:tab/>tablapersonal.php</text:p>
      <text:p text:style-name="Standard"/>
      <text:p text:style-name="P2">Operaciones</text:p>
      <text:p text:style-name="P2"><text:tab/><text:span text:style-name="T1">read</text:span></text:p>
      <text:p text:style-name="Standard"><text:tab/>add</text:p>
      <text:p text:style-name="Standard"><text:tab/>update</text:p>
      <text:p text:style-name="Standard"><text:tab/>del</text:p>
      <text:p text:style-name="Standard"><text:tab/></text:p>
      <text:p text:style-name="Standard"/>
      <text:p text:style-name="P12">read</text:p>
      <text:p text:style-name="Standard">Lee la lista de elementos de la tabla semntica</text:p>
      <text:p text:style-name="Standard"/>
      <text:p text:style-name="P4">llamado</text:p>
      <text:p text:style-name="P3">tablapersonal.php?operacion=read</text:p>
      <text:p text:style-name="P3"/>
      <text:p text:style-name="P4">parámetros</text:p>
      <text:p text:style-name="P5">sesion,</text:p>
      <text:p text:style-name="P5">idiomaId,</text:p>
      <text:p text:style-name="P5">perspectivaId,</text:p>
      <text:p text:style-name="P5">aspectoId,</text:p>
      <text:p text:style-name="P5">tiempo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12">add</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idiomaId,</text:p>
      <text:p text:style-name="P5">perspectivaId,</text:p>
      <text:p text:style-name="P5">aspectoId,</text:p>
      <text:p text:style-name="P5">tiempoId,</text:p>
      <text:p text:style-name="P5"><text:soft-page-break/>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P12">update</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roquin</meta:initial-creator>
    <meta:creation-date>2019-02-20T12:13:57.16</meta:creation-date>
    <meta:generator>OpenOffice/4.1.6$Win32 OpenOffice.org_project/416m1$Build-9790</meta:generator>
    <dc:date>2019-03-12T18:27:37.41</dc:date>
    <dc:creator>Alejandro Marroquin</dc:creator>
    <meta:editing-duration>P1DT15H1M39S</meta:editing-duration>
    <meta:editing-cycles>13</meta:editing-cycles>
    <meta:document-statistic meta:table-count="0" meta:image-count="0" meta:object-count="0" meta:page-count="12" meta:paragraph-count="407" meta:word-count="774" meta:character-count="6012"/>
  </office:meta>
</office:document-meta>
</file>